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officeooo:rsid="001f415f" officeooo:paragraph-rsid="001f415f"/>
    </style:style>
    <style:style style:name="P2" style:family="paragraph" style:parent-style-name="Preformatted_20_Text">
      <style:paragraph-properties fo:line-height="150%"/>
      <style:text-properties officeooo:rsid="00211755" officeooo:paragraph-rsid="00211755"/>
    </style:style>
    <style:style style:name="P3" style:family="paragraph" style:parent-style-name="Preformatted_20_Text">
      <style:paragraph-properties fo:line-height="150%"/>
      <style:text-properties fo:font-weight="bold" officeooo:rsid="001f415f" officeooo:paragraph-rsid="001f415f" style:font-weight-asian="bold" style:font-weight-complex="bold"/>
    </style:style>
    <style:style style:name="T1" style:family="text">
      <style:text-properties officeooo:rsid="00211755"/>
    </style:style>
    <style:style style:name="T2" style:family="text">
      <style:text-properties officeooo:rsid="002307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duino IDE shortcuts</text:p>
      <text:p text:style-name="P1"/>
      <text:p text:style-name="P1">ctrl + R<text:tab/><text:tab/><text:tab/>verify/compile code</text:p>
      <text:p text:style-name="P1">ctrl + U<text:tab/><text:tab/><text:tab/>upload code</text:p>
      <text:p text:style-name="P1">ctrl + shift + U<text:tab/><text:tab/>upload using programmer</text:p>
      <text:p text:style-name="P1">ctrl + T<text:tab/><text:tab/><text:tab/>align formatting and spaces</text:p>
      <text:p text:style-name="P1">ctrl + /<text:tab/><text:tab/><text:tab/>comment/uncomment</text:p>
      <text:p text:style-name="P1">ctrl + shift + P<text:tab/><text:tab/>open palette (like in VS code)</text:p>
      <text:p text:style-name="P1">ctrl + L<text:tab/><text:tab/><text:tab/>go to line <text:span text:style-name="T1">number</text:span></text:p>
      <text:p text:style-name="P2">ctrl + ,<text:tab/><text:tab/><text:tab/>open preferences</text:p>
      <text:p text:style-name="P2">ctrl + shift + K<text:tab/><text:tab/>remove line</text:p>
      <text:p text:style-name="P2">ctrl + <text:span text:style-name="T2">D</text:span><text:tab/><text:tab/><text:tab/>duplicate line (customized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26T18:28:32.171507674</dc:date>
    <meta:editing-duration>PT49M5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68" meta:character-count="350" meta:non-whitespace-character-count="276"/>
  </office:meta>
</office:document-meta>
</file>